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80.55pt"/>
    </style:style>
    <style:style style:name="co3" style:family="table-column">
      <style:table-column-properties fo:break-before="auto" style:column-width="233.09pt"/>
    </style:style>
    <style:style style:name="co4" style:family="table-column">
      <style:table-column-properties fo:break-before="auto" style:column-width="343.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2"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2" svg:width="81.67pt" svg:height="28.09pt" svg:x="395.63pt" svg:y="4587.2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95.63pt" svg:y="13543.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628.24pt" svg:y="8791.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ations</text:p>
          </table:table-cell>
          <table:table-cell office:value-type="string" calcext:value-type="string">
            <text:p>خطی صور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4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9:13:56.7394420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12T09:15:15.667667554</dc:date>
    <meta:editing-duration>P58DT51M35S</meta:editing-duration>
    <meta:editing-cycles>2580</meta:editing-cycles>
    <meta:generator>LibreOffice/6.0.7.3$Linux_x86 LibreOffice_project/00m0$Build-3</meta:generator>
    <meta:document-statistic meta:table-count="3" meta:cell-count="47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